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name bdd : CarHandle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ame table bdd : vehicl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<text:s/>vehicles</text:p>
          </table:table-cell>
          <table:covered-table-cell table:style-name="ce4"/>
        </table:table-row>
        <table:table-row table:style-name="ro3">
          <table:table-cell table:number-columns-repeated="2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(int 11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categories</text:p>
          </table:table-cell>
          <table:table-cell table:style-name="ce3" office:value-type="string" calcext:value-type="string">
            <text:p>(varchar 10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(varchar 255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(varchar 100)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(int 11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02:17.790932359</meta:creation-date>
    <dc:date>2017-10-29T13:13:08.844803017</dc:date>
    <meta:editing-duration>PT26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